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/>
    </style:style>
    <style:style style:name="T4" style:family="text">
      <style:text-properties style:font-name="Verdana1" fo:font-size="10pt"/>
    </style:style>
    <style:style style:name="T5" style:family="text">
      <style:text-properties style:font-name="Verdana1" fo:font-size="14pt"/>
    </style:style>
    <style:style style:name="T6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7" style:family="text">
      <style:text-properties style:font-name="Verdana1" fo:font-size="14pt" fo:font-weight="bold"/>
    </style:style>
    <style:style style:name="T8" style:family="text">
      <style:text-properties style:font-name="Verdana1" style:text-underline-style="solid" style:text-underline-width="auto" style:text-underline-color="font-color" fo:font-weight="bold"/>
    </style:style>
    <style:style style:name="T9" style:family="text">
      <style:text-properties fo:font-size="14pt" fo:font-weight="bold"/>
    </style:style>
    <style:style style:name="T10" style:family="text">
      <style:text-properties style:text-underline-style="solid" style:text-underline-width="auto" style:text-underline-color="font-color" fo:font-weight="bold"/>
    </style:style>
    <style:style style:name="T11" style:family="text">
      <style:text-properties fo:color="#800000"/>
    </style:style>
    <style:style style:name="T12" style:family="text">
      <style:text-properties fo:color="#800000" style:font-name="Verdana1"/>
    </style:style>
    <style:style style:name="T13" style:family="text">
      <style:text-properties fo:color="#800000" style:font-name="Verdana1" fo:font-size="14pt" fo:font-weight="bold"/>
    </style:style>
    <style:style style:name="T14" style:family="text">
      <style:text-properties fo:color="#800000" style:font-name="Verdana1" fo:font-size="10pt"/>
    </style:style>
    <style:style style:name="T15" style:family="text">
      <style:text-properties fo:color="#800000" fo:font-size="14pt" fo:font-weight="bold"/>
    </style:style>
    <style:style style:name="T16" style:family="text">
      <style:text-properties fo:color="#800000" fo:font-size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Crystal’s Beef Stew</text:span><text:span text:style-name="T5"><text:line-break/><text:line-break/>This is how I usually put together beef stew:<text:line-break/><text:line-break/>I buy a beef chuck pot roast. This is less expensive and I think tastes much better then stew meat. I chop up the roast into small pieces and put it into a large roast pan ( any casserole type dish will work as long as it has a lid. I then dust it well with flour and spices. I like to use Johnny's Season Salt and pepper. I then chop up potatoes (measurements are as desired), carrots, celery and any other desired veggie. In a fry pan I sauté onion and green pepper until they are soft. I add this to the roasting pan. I sprinkle in a bit more flour and mix everything well. I add a bit of chicken, beef or vegetable beef broth and a good amount of chopped garlic (I buy the chopped garlic in a jar at Costco-- if you don't have this just use a couple of chopped cloves or adjust amount to your taste) and then add water, just enough to cover all the ingredients. Cover tightly and bake in a slow oven -- 300 degrees -- for a few hours. Check a few times and stir. Serve with homemade bread or home made dinner rolls….. yum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22:24.84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217" meta:character-count="1094"/>
  </office:meta>
</office:document-meta>
</file>